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DejaVu Sans Mono" svg:font-family="'DejaVu Sans Mono'"/>
    <style:font-face style:name="Liberation Serif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1" svg:font-family="'Times New Roman'"/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text-align="justify" style:justify-single-word="false"/>
      <style:text-properties fo:language="en" fo:country="US"/>
    </style:style>
    <style:style style:name="P2" style:family="paragraph" style:parent-style-name="Normal">
      <style:paragraph-properties fo:text-align="justify" style:justify-single-word="false"/>
      <style:text-properties fo:language="en" fo:country="US" officeooo:rsid="001cd999" officeooo:paragraph-rsid="001cd999"/>
    </style:style>
    <style:style style:name="P3" style:family="paragraph" style:parent-style-name="Normal">
      <style:paragraph-properties fo:text-align="justify" style:justify-single-word="false"/>
      <style:text-properties fo:language="en" fo:country="US" officeooo:rsid="0032e154" officeooo:paragraph-rsid="0032e154"/>
    </style:style>
    <style:style style:name="P4" style:family="paragraph" style:parent-style-name="Normal">
      <style:paragraph-properties fo:text-align="justify" style:justify-single-word="false"/>
      <style:text-properties fo:color="#000000" style:font-name="Liberation Serif" fo:font-size="12pt" fo:language="en" fo:country="US" fo:font-weight="normal"/>
    </style:style>
    <style:style style:name="P5" style:family="paragraph" style:parent-style-name="Text_20_body">
      <style:paragraph-properties fo:text-align="justify" style:justify-single-word="false"/>
      <style:text-properties fo:language="en" fo:country="US"/>
    </style:style>
    <style:style style:name="P6" style:family="paragraph" style:parent-style-name="Heading_20_1">
      <style:paragraph-properties fo:text-align="justify" style:justify-single-word="false"/>
      <style:text-properties fo:language="en" fo:country="US"/>
    </style:style>
    <style:style style:name="P7" style:family="paragraph" style:parent-style-name="Normal">
      <style:paragraph-properties fo:text-align="justify" style:justify-single-word="false" fo:padding-left="0.074cm" fo:padding-right="0.074cm" fo:padding-top="0.074cm" fo:padding-bottom="0cm" fo:border-left="none" fo:border-right="none" fo:border-top="none" fo:border-bottom="0.99pt solid #000000"/>
      <style:text-properties fo:language="en" fo:country="US"/>
    </style:style>
    <style:style style:name="P8" style:family="paragraph" style:parent-style-name="Normal">
      <style:paragraph-properties fo:text-align="justify" style:justify-single-word="false" fo:padding-left="0.074cm" fo:padding-right="0.074cm" fo:padding-top="0.074cm" fo:padding-bottom="0cm" fo:border-left="none" fo:border-right="none" fo:border-top="none" fo:border-bottom="0.99pt solid #000000">
        <style:tab-stops>
          <style:tab-stop style:position="15.794cm"/>
        </style:tab-stops>
      </style:paragraph-properties>
      <style:text-properties fo:language="en" fo:country="US"/>
    </style:style>
    <style:style style:name="P9" style:family="paragraph" style:parent-style-name="Heading_20_3">
      <style:paragraph-properties fo:text-align="justify" style:justify-single-word="false"/>
      <style:text-properties fo:language="en" fo:country="US"/>
    </style:style>
    <style:style style:name="P10" style:family="paragraph" style:parent-style-name="Heading_20_3">
      <style:paragraph-properties fo:text-align="justify" style:justify-single-word="false"/>
      <style:text-properties style:font-name="Nimbus Sans L" fo:font-size="14pt" fo:language="en" fo:country="US"/>
    </style:style>
    <style:style style:name="P11" style:family="paragraph" style:parent-style-name="Heading_20_3">
      <style:paragraph-properties fo:text-align="justify" style:justify-single-word="false"/>
      <style:text-properties fo:color="#000000" style:font-name="Times New Roman1" fo:font-size="12pt" fo:language="en" fo:country="GB" fo:font-style="normal" fo:font-weight="normal" style:font-style-asian="normal" style:font-style-complex="normal"/>
    </style:style>
    <style:style style:name="P12" style:family="paragraph" style:parent-style-name="Normal">
      <style:paragraph-properties fo:text-align="start" style:justify-single-word="false" style:writing-mode="lr-tb"/>
      <style:text-properties style:font-name="Nimbus Sans L" fo:font-size="14pt" fo:language="en" fo:country="US" fo:font-weight="bold"/>
    </style:style>
    <style:style style:name="P13" style:family="paragraph" style:parent-style-name="Normal">
      <style:paragraph-properties fo:text-align="start" style:justify-single-word="false" style:writing-mode="lr-tb"/>
      <style:text-properties fo:language="en" fo:country="US"/>
    </style:style>
    <style:style style:name="P14" style:family="paragraph" style:parent-style-name="Normal">
      <style:paragraph-properties fo:text-align="start" style:justify-single-word="false" style:writing-mode="lr-tb"/>
      <style:text-properties fo:language="en" fo:country="US" officeooo:paragraph-rsid="0032e154"/>
    </style:style>
    <style:style style:name="P15" style:family="paragraph" style:parent-style-name="Normal">
      <style:paragraph-properties fo:text-align="start" style:justify-single-word="false" style:writing-mode="lr-tb"/>
      <style:text-properties fo:language="en" fo:country="US" fo:font-style="italic" style:font-style-asian="italic" style:font-style-complex="italic"/>
    </style:style>
    <style:style style:name="P16" style:family="paragraph" style:parent-style-name="Normal">
      <style:paragraph-properties fo:text-align="start" style:justify-single-word="false" style:writing-mode="lr-tb"/>
      <style:text-properties fo:language="en" fo:country="US" fo:font-style="italic" officeooo:paragraph-rsid="002c5006" style:font-style-asian="italic" style:font-style-complex="italic"/>
    </style:style>
    <style:style style:name="P17" style:family="paragraph" style:parent-style-name="Normal">
      <style:paragraph-properties fo:text-align="start" style:justify-single-word="false" style:writing-mode="lr-tb"/>
      <style:text-properties fo:language="en" fo:country="US" fo:font-style="italic" officeooo:paragraph-rsid="002cbeb9" style:font-style-asian="italic" style:font-style-complex="italic"/>
    </style:style>
    <style:style style:name="P18" style:family="paragraph" style:parent-style-name="Normal">
      <style:paragraph-properties fo:text-align="start" style:justify-single-word="false" style:writing-mode="lr-tb"/>
      <style:text-properties fo:language="en" fo:country="US" fo:font-style="italic" officeooo:paragraph-rsid="002e8cb6" style:font-style-asian="italic" style:font-style-complex="italic"/>
    </style:style>
    <style:style style:name="P19" style:family="paragraph" style:parent-style-name="Normal">
      <style:paragraph-properties fo:text-align="start" style:justify-single-word="false" style:writing-mode="lr-tb"/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P20" style:family="paragraph" style:parent-style-name="Normal">
      <style:paragraph-properties fo:text-align="start" style:justify-single-word="false" style:writing-mode="lr-tb"/>
      <style:text-properties fo:language="en" fo:country="US" style:text-underline-style="none"/>
    </style:style>
    <style:style style:name="P21" style:family="paragraph" style:parent-style-name="Normal">
      <style:paragraph-properties fo:text-align="start" style:justify-single-word="false" style:writing-mode="lr-tb"/>
      <style:text-properties fo:language="en" fo:country="US" style:text-underline-style="none" officeooo:paragraph-rsid="0032e154"/>
    </style:style>
    <style:style style:name="P22" style:family="paragraph" style:parent-style-name="Normal">
      <style:paragraph-properties fo:text-align="start" style:justify-single-word="false" style:writing-mode="lr-tb"/>
      <style:text-properties fo:language="en" fo:country="US" fo:font-style="normal" style:font-style-asian="normal" style:font-style-complex="normal"/>
    </style:style>
    <style:style style:name="P23" style:family="paragraph" style:parent-style-name="Normal">
      <style:paragraph-properties fo:text-align="start" style:justify-single-word="false" style:writing-mode="lr-tb"/>
      <style:text-properties fo:language="en" fo:country="US" fo:font-style="normal" officeooo:rsid="002c5006" officeooo:paragraph-rsid="002c5006" style:font-style-asian="normal" style:font-style-complex="normal"/>
    </style:style>
    <style:style style:name="P24" style:family="paragraph" style:parent-style-name="Normal">
      <style:paragraph-properties fo:text-align="start" style:justify-single-word="false" style:writing-mode="lr-tb"/>
      <style:text-properties fo:language="en" fo:country="US" fo:font-style="normal" officeooo:rsid="002e8cb6" officeooo:paragraph-rsid="002e8cb6" style:font-style-asian="normal" style:font-style-complex="normal"/>
    </style:style>
    <style:style style:name="P25" style:family="paragraph" style:parent-style-name="Normal">
      <style:paragraph-properties fo:text-align="start" style:justify-single-word="false" style:writing-mode="lr-tb"/>
      <style:text-properties fo:language="en" fo:country="US" fo:font-style="normal" style:text-underline-style="solid" style:text-underline-width="auto" style:text-underline-color="font-color" style:font-style-asian="normal" style:font-style-complex="normal"/>
    </style:style>
    <style:style style:name="P26" style:family="paragraph" style:parent-style-name="Normal">
      <style:paragraph-properties fo:text-align="start" style:justify-single-word="false" style:writing-mode="lr-tb"/>
      <style:text-properties fo:language="en" fo:country="US" fo:font-style="normal" style:text-underline-style="solid" style:text-underline-width="auto" style:text-underline-color="font-color" officeooo:rsid="0032e154" officeooo:paragraph-rsid="0038dd1e" style:font-style-asian="normal" style:font-style-complex="normal"/>
    </style:style>
    <style:style style:name="P27" style:family="paragraph" style:parent-style-name="Normal">
      <style:paragraph-properties fo:text-align="start" style:justify-single-word="false" style:writing-mode="lr-tb"/>
      <style:text-properties fo:language="en" fo:country="US" fo:font-style="normal" style:text-underline-style="none" style:font-style-asian="normal" style:font-style-complex="normal"/>
    </style:style>
    <style:style style:name="P28" style:family="paragraph" style:parent-style-name="Normal">
      <style:paragraph-properties fo:text-align="start" style:justify-single-word="false" style:writing-mode="lr-tb"/>
      <style:text-properties fo:color="#000000" style:font-name="Times New Roman1" fo:font-size="12pt" fo:language="en" fo:country="GB" fo:font-style="italic" fo:font-weight="normal" officeooo:rsid="002cbeb9" style:font-style-asian="italic" style:font-style-complex="italic"/>
    </style:style>
    <style:style style:name="P29" style:family="paragraph" style:parent-style-name="Normal">
      <style:paragraph-properties fo:text-align="start" style:justify-single-word="false" style:writing-mode="lr-tb"/>
      <style:text-properties fo:color="#000000" style:font-name="Times New Roman1" fo:font-size="12pt" fo:language="en" fo:country="GB" fo:font-style="normal" fo:font-weight="normal" officeooo:rsid="002cbeb9" officeooo:paragraph-rsid="002cbeb9" style:font-style-asian="normal" style:font-style-complex="normal"/>
    </style:style>
    <style:style style:name="P30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weight="normal"/>
    </style:style>
    <style:style style:name="P31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weight="normal" officeooo:paragraph-rsid="0021cadb"/>
    </style:style>
    <style:style style:name="P32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weight="normal" officeooo:paragraph-rsid="002c5006"/>
    </style:style>
    <style:style style:name="P33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Times New Roman1" fo:font-size="12pt" fo:language="en" fo:country="GB" fo:font-style="normal" fo:font-weight="normal" style:font-style-asian="normal" style:font-style-complex="normal"/>
    </style:style>
    <style:style style:name="P34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Times New Roman1" fo:font-size="12pt" fo:language="en" fo:country="GB" fo:font-style="normal" fo:font-weight="normal" officeooo:paragraph-rsid="0021ada4" style:font-style-asian="normal" style:font-style-complex="normal"/>
    </style:style>
    <style:style style:name="P35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Times New Roman1" fo:font-size="12pt" fo:language="en" fo:country="GB" fo:font-style="normal" fo:font-weight="normal" officeooo:paragraph-rsid="0023c848" style:font-style-asian="normal" style:font-style-complex="normal"/>
    </style:style>
    <style:style style:name="P36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style:font-size-asian="10pt" style:font-style-asian="normal" style:font-size-complex="10pt" style:font-style-complex="normal"/>
    </style:style>
    <style:style style:name="P37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style:font-size-asian="10pt" style:font-style-asian="normal" style:font-size-complex="10pt" style:font-style-complex="normal"/>
    </style:style>
    <style:style style:name="P38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officeooo:paragraph-rsid="0032210e" style:font-size-asian="10pt" style:font-style-asian="normal" style:font-size-complex="10pt" style:font-style-complex="normal"/>
    </style:style>
    <style:style style:name="P39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color="#000000" style:font-name="Courier New1" fo:font-size="10pt" fo:language="en" fo:country="GB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font-name="Courier New1" fo:font-size="10pt" fo:language="en" fo:country="GB" fo:font-weight="normal" officeooo:paragraph-rsid="001de199" style:font-size-asian="10pt" style:font-size-complex="10pt"/>
    </style:style>
    <style:style style:name="P41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fo:language="en" fo:country="GB"/>
    </style:style>
    <style:style style:name="P42" style:family="paragraph" style:parent-style-name="Normal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style:font-name="Times New Roman1" fo:font-size="12pt" fo:language="en" fo:country="GB"/>
    </style:style>
    <style:style style:name="P43" style:family="paragraph" style:parent-style-name="Preformatted_20_Text">
      <style:text-properties fo:font-size="10pt" fo:language="en" fo:country="US"/>
    </style:style>
    <style:style style:name="P44" style:family="paragraph" style:parent-style-name="Standard" style:list-style-name="L1">
      <style:paragraph-properties fo:margin-left="1.27cm" fo:margin-right="0cm" fo:margin-top="0cm" fo:margin-bottom="0.212cm" style:contextual-spacing="false" fo:text-align="justify" style:justify-single-word="false" fo:text-indent="0cm" style:auto-text-indent="false" style:writing-mode="lr-tb"/>
      <style:text-properties style:font-name="DejaVu Sans Mono" fo:font-size="10pt" fo:language="en" fo:country="US"/>
    </style:style>
    <style:style style:name="T1" style:family="text">
      <style:text-properties fo:color="#000000" style:font-name="Times New Roman1" fo:font-size="12pt" fo:language="en" fo:country="GB" fo:font-weight="normal"/>
    </style:style>
    <style:style style:name="T2" style:family="text">
      <style:text-properties fo:color="#000000" style:font-name="Times New Roman1" fo:font-size="12pt" fo:language="en" fo:country="GB" fo:font-weight="normal" officeooo:rsid="002c5006"/>
    </style:style>
    <style:style style:name="T3" style:family="text">
      <style:text-properties fo:color="#000000" style:font-name="Times New Roman1" fo:font-size="12pt" fo:language="en" fo:country="GB" fo:font-weight="normal" officeooo:rsid="002cbeb9"/>
    </style:style>
    <style:style style:name="T4" style:family="text">
      <style:text-properties fo:color="#000000" style:font-name="Times New Roman1" fo:font-size="12pt" fo:language="en" fo:country="GB" fo:font-style="italic" fo:font-weight="normal" style:font-style-asian="italic" style:font-style-complex="italic"/>
    </style:style>
    <style:style style:name="T5" style:family="text">
      <style:text-properties fo:color="#000000" style:font-name="Times New Roman1" fo:font-size="12pt" fo:language="en" fo:country="GB" fo:font-style="normal" fo:font-weight="normal" style:font-style-asian="normal" style:font-style-complex="normal"/>
    </style:style>
    <style:style style:name="T6" style:family="text">
      <style:text-properties fo:color="#000000" style:font-name="Times New Roman1" fo:font-size="12pt" fo:language="en" fo:country="GB" fo:font-style="normal" fo:font-weight="normal" officeooo:rsid="002cbeb9" style:font-style-asian="normal" style:font-style-complex="normal"/>
    </style:style>
    <style:style style:name="T7" style:family="text">
      <style:text-properties fo:color="#000000" style:font-name="Times New Roman1" fo:font-size="12pt" fo:language="en" fo:country="GB" fo:font-style="normal" fo:font-weight="normal" officeooo:rsid="002e5446" style:font-style-asian="normal" style:font-style-complex="normal"/>
    </style:style>
    <style:style style:name="T8" style:family="text">
      <style:text-properties fo:color="#000000" style:font-name="Times New Roman1" fo:font-size="12pt" fo:language="en" fo:country="GB" fo:font-style="normal" fo:font-weight="normal" officeooo:rsid="002e8cb6" style:font-style-asian="normal" style:font-style-complex="normal"/>
    </style:style>
    <style:style style:name="T9" style:family="text">
      <style:text-properties fo:color="#000000" style:font-name="Times New Roman1" fo:font-size="12pt" fo:language="en" fo:country="GB" fo:font-style="normal" fo:font-weight="normal" officeooo:rsid="0032948f" style:font-style-asian="normal" style:font-style-complex="normal"/>
    </style:style>
    <style:style style:name="T10" style:family="text">
      <style:text-properties fo:color="#000000" style:font-name="Times New Roman1" fo:font-size="12pt" fo:language="en" fo:country="GB" fo:font-style="normal" fo:font-weight="normal" officeooo:rsid="0036ec6b" style:font-style-asian="normal" style:font-style-complex="normal"/>
    </style:style>
    <style:style style:name="T11" style:family="text">
      <style:text-properties fo:color="#000000" style:font-name="Times New Roman1" fo:font-size="12pt" fo:language="en" fo:country="GB" fo:font-style="normal" fo:font-weight="normal" officeooo:rsid="0038dd1e" style:font-style-asian="normal" style:font-style-complex="normal"/>
    </style:style>
    <style:style style:name="T12" style:family="text">
      <style:text-properties fo:color="#000000" style:font-name="Times New Roman1" fo:font-size="12pt" fo:font-style="normal" fo:font-weight="normal" style:font-style-asian="normal" style:font-style-complex="normal"/>
    </style:style>
    <style:style style:name="T13" style:family="text">
      <style:text-properties fo:color="#000000" style:font-name="Times New Roman1" fo:font-size="12pt" fo:font-style="italic" fo:font-weight="normal" style:font-style-asian="italic" style:font-style-complex="italic"/>
    </style:style>
    <style:style style:name="T14" style:family="text">
      <style:text-properties fo:color="#000000" fo:font-weight="normal"/>
    </style:style>
    <style:style style:name="T15" style:family="text">
      <style:text-properties fo:color="#000000" fo:font-style="italic" fo:font-weight="normal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21ada4" style:font-style-asian="italic" style:font-style-complex="italic"/>
    </style:style>
    <style:style style:name="T18" style:family="text">
      <style:text-properties fo:font-style="italic" officeooo:rsid="0021cadb" style:font-style-asian="italic" style:font-style-complex="italic"/>
    </style:style>
    <style:style style:name="T19" style:family="text">
      <style:text-properties fo:font-style="italic" officeooo:rsid="00277f00" style:font-style-asian="italic" style:font-style-complex="italic"/>
    </style:style>
    <style:style style:name="T20" style:family="text">
      <style:text-properties fo:font-style="italic" officeooo:rsid="002c5006" style:font-style-asian="italic" style:font-style-complex="italic"/>
    </style:style>
    <style:style style:name="T21" style:family="text">
      <style:text-properties fo:font-style="italic" officeooo:rsid="0032e154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21cadb" style:font-style-asian="normal" style:font-style-complex="normal"/>
    </style:style>
    <style:style style:name="T24" style:family="text">
      <style:text-properties fo:font-style="normal" officeooo:rsid="00277f00" style:font-style-asian="normal" style:font-style-complex="normal"/>
    </style:style>
    <style:style style:name="T25" style:family="text">
      <style:text-properties fo:font-style="normal" officeooo:rsid="002c5006" style:font-style-asian="normal" style:font-style-complex="normal"/>
    </style:style>
    <style:style style:name="T26" style:family="text">
      <style:text-properties fo:font-style="normal" officeooo:rsid="002e8cb6" style:font-style-asian="normal" style:font-style-complex="normal"/>
    </style:style>
    <style:style style:name="T27" style:family="text">
      <style:text-properties fo:font-style="normal" officeooo:rsid="002ee821" style:font-style-asian="normal" style:font-style-complex="normal"/>
    </style:style>
    <style:style style:name="T28" style:family="text">
      <style:text-properties fo:font-style="normal" officeooo:rsid="002f51c3" style:font-style-asian="normal" style:font-style-complex="normal"/>
    </style:style>
    <style:style style:name="T29" style:family="text">
      <style:text-properties fo:font-style="normal" officeooo:rsid="0032e154" style:font-style-asian="normal" style:font-style-complex="normal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2c5006" style:font-weight-asian="normal" style:font-weight-complex="normal"/>
    </style:style>
    <style:style style:name="T34" style:family="text">
      <style:text-properties style:font-weight-asian="normal" style:font-weight-complex="normal"/>
    </style:style>
    <style:style style:name="T35" style:family="text">
      <style:text-properties officeooo:rsid="0023c848" style:font-weight-asian="normal" style:font-weight-complex="normal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text-underline-style="solid" style:text-underline-width="auto" style:text-underline-color="font-color" officeooo:rsid="0032e154"/>
    </style:style>
    <style:style style:name="T38" style:family="text">
      <style:text-properties style:text-underline-style="solid" style:text-underline-width="auto" style:text-underline-color="font-color" officeooo:rsid="00346859"/>
    </style:style>
    <style:style style:name="T39" style:family="text">
      <style:text-properties style:font-name="Times New Roman1" fo:font-size="12pt"/>
    </style:style>
    <style:style style:name="T40" style:family="text">
      <style:text-properties style:font-name="Times New Roman1" fo:font-size="12pt" fo:font-style="italic" style:font-style-asian="italic" style:font-style-complex="italic"/>
    </style:style>
    <style:style style:name="T41" style:family="text">
      <style:text-properties style:font-name="Times New Roman1" fo:font-style="italic" officeooo:rsid="0021ada4" style:font-style-asian="italic" style:font-style-complex="italic"/>
    </style:style>
    <style:style style:name="T42" style:family="text">
      <style:text-properties style:font-name="Courier New1"/>
    </style:style>
    <style:style style:name="T43" style:family="text">
      <style:text-properties style:font-name="Courier New1" officeooo:rsid="0021ada4"/>
    </style:style>
    <style:style style:name="T44" style:family="text">
      <style:text-properties style:font-name="DejaVu Sans Mono1" style:font-name-asian="DejaVu Sans Mono1" style:font-weight-asian="bold" style:font-name-complex="DejaVu Sans Mono1" style:font-weight-complex="bold"/>
    </style:style>
    <style:style style:name="T45" style:family="text">
      <style:text-properties officeooo:rsid="001ae49f"/>
    </style:style>
    <style:style style:name="T46" style:family="text">
      <style:text-properties officeooo:rsid="001cd999"/>
    </style:style>
    <style:style style:name="T47" style:family="text">
      <style:text-properties officeooo:rsid="001d6ab8"/>
    </style:style>
    <style:style style:name="T48" style:family="text">
      <style:text-properties officeooo:rsid="001de199"/>
    </style:style>
    <style:style style:name="T49" style:family="text">
      <style:text-properties officeooo:rsid="001edb4e"/>
    </style:style>
    <style:style style:name="T50" style:family="text">
      <style:text-properties officeooo:rsid="0021ada4"/>
    </style:style>
    <style:style style:name="T51" style:family="text">
      <style:text-properties officeooo:rsid="0021cadb"/>
    </style:style>
    <style:style style:name="T52" style:family="text">
      <style:text-properties officeooo:rsid="0024e5d9"/>
    </style:style>
    <style:style style:name="T53" style:family="text">
      <style:text-properties officeooo:rsid="0026225a"/>
    </style:style>
    <style:style style:name="T54" style:family="text">
      <style:text-properties officeooo:rsid="00267955"/>
    </style:style>
    <style:style style:name="T55" style:family="text">
      <style:text-properties style:font-name="Times New Roman" fo:font-size="12pt" fo:font-style="italic" officeooo:rsid="0026225a" style:font-size-asian="12pt" style:font-style-asian="italic" style:font-size-complex="12pt" style:font-style-complex="italic"/>
    </style:style>
    <style:style style:name="T56" style:family="text">
      <style:text-properties officeooo:rsid="0029ec54"/>
    </style:style>
    <style:style style:name="T57" style:family="text">
      <style:text-properties officeooo:rsid="002a2a40"/>
    </style:style>
    <style:style style:name="T58" style:family="text">
      <style:text-properties officeooo:rsid="002b924d"/>
    </style:style>
    <style:style style:name="T59" style:family="text">
      <style:text-properties officeooo:rsid="002c5006"/>
    </style:style>
    <style:style style:name="T60" style:family="text">
      <style:text-properties fo:language="en" fo:country="US" style:text-underline-style="none"/>
    </style:style>
    <style:style style:name="T61" style:family="text">
      <style:text-properties officeooo:rsid="002e8cb6"/>
    </style:style>
    <style:style style:name="T62" style:family="text">
      <style:text-properties officeooo:rsid="002f69ae"/>
    </style:style>
    <style:style style:name="T63" style:family="text">
      <style:text-properties officeooo:rsid="002f9df3"/>
    </style:style>
    <style:style style:name="T64" style:family="text">
      <style:text-properties officeooo:rsid="0031655f"/>
    </style:style>
    <style:style style:name="T65" style:family="text">
      <style:text-properties officeooo:rsid="0032e154"/>
    </style:style>
    <style:style style:name="T66" style:family="text">
      <style:text-properties officeooo:rsid="0035b290"/>
    </style:style>
    <style:style style:name="T67" style:family="text">
      <style:text-properties officeooo:rsid="003ab2e6"/>
    </style:style>
    <style:style style:name="T68" style:family="text">
      <style:text-properties officeooo:rsid="003bdd7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6">SEP #11<text:span text:style-name="T68">6</text:span>: ilib_build_jar</text:p>
        <text:p text:style-name="P8"/>
        <text:p text:style-name="P1"/>
        <text:p text:style-name="P1">Version: 1.<text:span text:style-name="T51">1</text:span></text:p>
        <text:p text:style-name="P1">Author: Simon Marchetto – Scilab Enterprises</text:p>
        <text:p text:style-name="P1">Scilab-Version: 5.5.0</text:p>
        <text:p text:style-name="P1">Created: <text:span text:style-name="T46">Nov </text:span><text:span text:style-name="T67">13</text:span> 2013</text:p>
        <text:p text:style-name="P2">Revision 1.0: initial version</text:p>
        <text:p text:style-name="P2">Revision 1.1: <text:span text:style-name="T62">support of several packages in a JAR</text:span></text:p>
        <text:p text:style-name="P3">Revision 1.2: generation of load and clean scripts</text:p>
        <text:p text:style-name="P7"/>
        <text:p text:style-name="P1"/>
        <text:p text:style-name="P9">Abstract</text:p>
        <text:p text:style-name="P4">The aim of this SEP is to describe the new function <text:span text:style-name="T16">ilib_build_jar</text:span> used to compile Scilab external modules (toolboxes) <text:s/>that contain Java sources.</text:p>
        <text:p text:style-name="P1"/>
        <text:p text:style-name="P9">Rationale</text:p>
        <text:p text:style-name="P9"><text:span text:style-name="T1">The purpose of </text:span><text:span text:style-name="T4">ilib_build_jar</text:span><text:span text:style-name="T1"> is similar as the command </text:span><text:span text:style-name="T4">ilib_build, </text:span><text:span text:style-name="T5">which </text:span><text:span text:style-name="T1">is used to create in Scilab shared libraries from C/C++ or Fortran sources. </text:span><text:span text:style-name="T4">ilib_build_jar</text:span><text:span text:style-name="T1"> allows to create J</text:span><text:span text:style-name="T2">AR </text:span><text:span text:style-name="T1">packages from a set of Java source files. </text:span></text:p>
        <text:p text:style-name="P5"><text:span text:style-name="T1">The goal behin</text:span><text:span text:style-name="T1">d</text:span><text:span text:style-name="T1"> </text:span><text:span text:style-name="T4">ilib_build_jar</text:span><text:span text:style-name="T1"> is</text:span><text:span text:style-name="T1"> that </text:span><text:span text:style-name="T1">for</text:span><text:span text:style-name="T1"> Scilab </text:span><text:span text:style-name="T1">to </text:span><text:span text:style-name="T1">be able </text:span><text:span text:style-name="T1">not only </text:span><text:span text:style-name="T1">to build tooboxes </text:span><text:span text:style-name="T1">containing C/C++ or Fortran code, but also </text:span><text:span text:style-name="T1">containing </text:span><text:span text:style-name="T1">Java code.</text:span></text:p>
        <text:p text:style-name="P13"><text:span text:style-name="T22">But </text:span><text:span text:style-name="T16">ilib_build_jar</text:span> works differently than <text:span text:style-name="T16">ilib_build</text:span>. The functions inside the Java packages are not accessed through gateway functions. There is no need to pass to <text:span text:style-name="T16">ilib_build_jar</text:span> a table which links the Scilab function names to the gateway functions.</text:p>
        <text:p text:style-name="P13">In the Java case, the Java packages <text:span text:style-name="T59">classes/objects</text:span> are accessed by using “Java from Scilab” API (also known as <text:span text:style-name="T22">JIMS</text:span>), particularly with the commands <text:span text:style-name="T16">javaclasspath</text:span> and <text:span text:style-name="T16">jimport</text:span>.</text:p>
        <text:p text:style-name="P28"/>
        <text:p text:style-name="P17"><text:span text:style-name="T8">Reminder: a</text:span><text:span text:style-name="T6"> JAR is an archive file (with the <text:s/>extension </text:span><text:span text:style-name="T3">.jar</text:span><text:span text:style-name="T6">) and contains </text:span><text:span text:style-name="T10">several Java packages usually organized in a hierarchy</text:span><text:span text:style-name="T6">, </text:span><text:span text:style-name="T8">each o</text:span><text:span text:style-name="T9">f</text:span><text:span text:style-name="T8"> </text:span><text:span text:style-name="T10">th</text:span><text:span text:style-name="T11">e</text:span><text:span text:style-name="T10">se packages</text:span><text:span text:style-name="T8"> </text:span><text:span text:style-name="T7">contain</text:span><text:span text:style-name="T8">s</text:span><text:span text:style-name="T7"> a set of </text:span><text:span text:style-name="T10">Java compiled </text:span><text:span text:style-name="T7">classes.</text:span></text:p>
        <text:p text:style-name="P29"/>
        <text:p text:style-name="P19"><text:span text:style-name="T25">Usually a JAR follows that convention</text:span><text:span text:style-name="T22">:</text:span></text:p>
        <text:p text:style-name="P16"><text:span text:style-name="T22">- the </text:span><text:span text:style-name="T25">JAR contains one package,</text:span></text:p>
        <text:p text:style-name="P16"><text:span text:style-name="T25">- </text:span><text:span text:style-name="T28">the </text:span><text:span text:style-name="T25">package </text:span><text:span text:style-name="T30">has a hierarchical naming pattern, something like </text:span><text:span text:style-name="T32">org.company.software.package, </text:span></text:p>
        <text:p text:style-name="P16"><text:span text:style-name="T22">- the package source files are organized in one directory tree which follow</text:span><text:span text:style-name="T25">s</text:span><text:span text:style-name="T22"> the package naming pattern </text:span><text:span text:style-name="T25">(</text:span><text:span text:style-name="T32">org/company/software/package</text:span><text:span text:style-name="T33">),</text:span></text:p>
        <text:p text:style-name="P13"><text:span text:style-name="T22">- each Java file has a location in the directory tree which correspond to the value of its </text:span><text:span text:style-name="T16">package</text:span><text:span text:style-name="T22"> declaration </text:span><text:span text:style-name="T25">in its source,</text:span></text:p>
        <text:p text:style-name="P13"><text:span text:style-name="T22">- </text:span><text:span text:style-name="T25">the JAR </text:span><text:span text:style-name="T22">contains a manifest file to describe itself (</text:span><text:span text:style-name="T16">MANIFEST.MF</text:span><text:span text:style-name="T22"> in </text:span><text:span text:style-name="T16">META-INF</text:span><text:span text:style-name="T22"> folder).</text:span></text:p>
        <text:p text:style-name="P13"><text:span text:style-name="T22">- etc... </text:span><text:span text:style-name="T22">(see the Java package </text:span><text:span text:style-name="T22">standard</text:span><text:span text:style-name="T22"> for fu</text:span><text:span text:style-name="T22">r</text:span><text:span text:style-name="T22">ther details).</text:span></text:p>
        <text:p text:style-name="P13"/>
        <text:p text:style-name="P16"><text:span text:style-name="T25">But </text:span><text:span text:style-name="T59">ilib_build_jar </text:span><text:span text:style-name="T25">allows also to archive different packages in the same JAR. </text:span></text:p>
        <text:p text:style-name="P23"/>
        <text:p text:style-name="P18"><text:span text:style-name="T26">The </text:span><text:span text:style-name="T27">only </text:span><text:span text:style-name="T26">requirements of </text:span><text:span text:style-name="T61">ilib_build_jar</text:span><text:span text:style-name="T26"> are the following: </text:span></text:p>
        <text:p text:style-name="P24">- one package declaration at least is needed</text:p>
        <text:p text:style-name="P18"><text:span text:style-name="T26">- the classes should belong to the package</text:span><text:span text:style-name="T25">s which </text:span><text:span text:style-name="T26">have be</text:span><text:span text:style-name="T27">e</text:span><text:span text:style-name="T26">n</text:span><text:span text:style-name="T25"> declared, if not, they won't be included </text:span><text:soft-page-break/><text:span text:style-name="T25">in the JAR.</text:span></text:p>
        <text:p text:style-name="P18"><text:span text:style-name="T26">- The classes </text:span><text:span text:style-name="T27">of a package </text:span><text:span text:style-name="T26">shoud compile all together, of course </text:span><text:span text:style-name="T27">(if we leave aside the dependencies).</text:span></text:p>
        <text:p text:style-name="P22"/>
        <text:p text:style-name="P13">About the manifest file, it can be given as argument to <text:span text:style-name="T16">ilib_build_jar, </text:span><text:span text:style-name="T22">or not, in that case, the <text:s/></text:span><text:span text:style-name="T16">META-INF</text:span><text:span text:style-name="T22"> folder (and its child file </text:span><text:span text:style-name="T16">MANIFEST.MF</text:span><text:span text:style-name="T22">) are searched from the common root path of all source files/directories.</text:span></text:p>
        <text:p text:style-name="P13"/>
        <text:p text:style-name="P13"><text:span text:style-name="T36">About the specific case of </text:span><text:span text:style-name="T36">a </text:span><text:span text:style-name="T36">Java toolbox, usually:</text:span> </text:p>
        <text:p text:style-name="P13">- a script <text:span text:style-name="T16">builder_java.sce (</text:span><text:span text:style-name="T22">in </text:span><text:span text:style-name="T16">src/java </text:span><text:span text:style-name="T22">toolbox directory</text:span><text:span text:style-name="T16">)</text:span> will be automatically called by the toolbox build main script (<text:span text:style-name="T16">builder.sce</text:span>). </text:p>
        <text:p text:style-name="P13"><text:span text:style-name="T22">- t</text:span><text:span text:style-name="T22">he script </text:span><text:span text:style-name="T16">builder_java.sce</text:span><text:span text:style-name="T22"> will use</text:span><text:span text:style-name="T16"> </text:span><text:span text:style-name="T16">ilib_build_jar </text:span><text:span text:style-name="T22">on each source sub-directory of </text:span><text:span text:style-name="T16">src/java</text:span><text:span text:style-name="T22">, each</text:span><text:span text:style-name="T16"> </text:span><text:span text:style-name="T22">sub</text:span><text:span text:style-name="T22">-</text:span><text:span text:style-name="T22">directory corresponding to a package </text:span><text:span text:style-name="T22">to generate</text:span></text:p>
        <text:p text:style-name="P13"><text:span text:style-name="T22">- and each </text:span>JAR archive may be generated in the <text:span text:style-name="T16">jar</text:span> toolbox directory.</text:p>
        <text:p text:style-name="P13"/>
        <text:p text:style-name="P13"><text:span text:style-name="T22">I</text:span>nternally <text:span text:style-name="T16">ilib_build_jar</text:span> relies on the JIMS <text:span text:style-name="T16">jcompile</text:span> command for the compilation. A Java 6 compiler is required. The Eclipse Java Compiler or JDK compiler may be used, depending on the Scilab configuration. <text:line-break/>To create the JAR, the new command <text:span text:style-name="T16">jcreatejar</text:span> is used (see SEP #114).</text:p>
        <text:p text:style-name="P13"/>
        <text:p text:style-name="P14"><text:span text:style-name="T37">Generation of loader and cleane</text:span><text:span text:style-name="T38">r</text:span><text:span text:style-name="T37"> scripts</text:span><text:span text:style-name="T36">:</text:span> </text:p>
        <text:p text:style-name="P21"><text:span text:style-name="T29">As </text:span><text:span text:style-name="T21">ilib_build , ilib_build_jar</text:span><text:span text:style-name="T29"> generates</text:span><text:span text:style-name="T65"> the loader (</text:span><text:span text:style-name="T21">loader.sce</text:span><text:span text:style-name="T65">) and cleaner (</text:span><text:span text:style-name="T21">cleaner.sce</text:span><text:span text:style-name="T65">) scripts, in the current directory.</text:span></text:p>
        <text:p text:style-name="P13">- <text:span text:style-name="T65">loader script: it </text:span><text:span text:style-name="T66">does </text:span><text:span text:style-name="T65">a </text:span><text:span text:style-name="T21">javaclasspath</text:span><text:span text:style-name="T65"> for the build JAR file. </text:span><text:span text:style-name="T22">The user is also responsible for importing (from that package) the classes he wants to use with </text:span><text:span text:style-name="T16">jimport. <text:s/></text:span></text:p>
        <text:p text:style-name="P14"><text:span text:style-name="T21">- </text:span><text:span text:style-name="T29">cleaner script: it deletes the loader script file, and the </text:span><text:span text:style-name="T29">JAR file.</text:span></text:p>
        <text:p text:style-name="P15"/>
        <text:p text:style-name="P26">Limitations:</text:p>
        <text:p text:style-name="P13"><text:span text:style-name="T16">- ilib_build_jar </text:span>relies on <text:span text:style-name="T16">jcompile, </text:span>as this command has no parameter to set the compiler flags, it not possible to set the compilation options in <text:span text:style-name="T16">ilib_build_jar</text:span>.</text:p>
        <text:p text:style-name="P22"/>
        <text:p text:style-name="P25">Remarks:</text:p>
        <text:p text:style-name="P20"><text:span text:style-name="T22">- </text:span><text:span text:style-name="T16">ilib_build_jar</text:span><text:span text:style-name="T22"> needs Java, so it cannot be used in </text:span><text:span text:style-name="T16">nwni</text:span><text:span text:style-name="T22"> mode, an error is returned i</text:span><text:span text:style-name="T22">n that case</text:span><text:span text:style-name="T22">.</text:span></text:p>
        <text:p text:style-name="P20"><text:span text:style-name="T22">- </text:span><text:span text:style-name="T16">ilib_verbose</text:span><text:span text:style-name="T22"> appli</text:span><text:span text:style-name="T22">es </text:span><text:span text:style-name="T22">also for </text:span><text:span text:style-name="T16">ilib_build_jar</text:span><text:span text:style-name="T22">. </text:span><text:span text:style-name="T22">In verbose mode, compilation errors are returned, the Java </text:span><text:span text:style-name="T22">source files and manifest </text:span><text:span text:style-name="T22">files are listed, etc...</text:span></text:p>
        <text:p text:style-name="P27">- if it already exists, the destination JAR file is overwritten.</text:p>
        <text:p text:style-name="P13"/>
        <text:p text:style-name="P13"/>
        <text:p text:style-name="P12">Calling Sequence</text:p>
        <text:p text:style-name="P30"/>
        <text:p text:style-name="P40">ilib_build_jar(jarFilePath, <text:span text:style-name="T58">packageNames, </text:span><text:span text:style-name="T53">source</text:span>Paths[, <text:span text:style-name="T54">class</text:span><text:span text:style-name="T47">Paths</text:span><text:span text:style-name="T48">[, </text:span>manifestFilePath]<text:span text:style-name="T49">]</text:span>)</text:p>
        <text:p text:style-name="P30"/>
        <text:p text:style-name="P30">Where:</text:p>
        <text:p text:style-name="P30">- <text:span text:style-name="T16">jarFilePath</text:span> (string): is the Java package (JAR) destination file path.</text:p>
        <text:p text:style-name="P32">- <text:span text:style-name="T20">packageNames</text:span><text:span text:style-name="T59"> </text:span>(<text:span text:style-name="T60">string matrix</text:span>): <text:span text:style-name="T59">contains the name of packages that will be included in the JAR.</text:span></text:p>
        <text:p text:style-name="P20">- <text:span text:style-name="T55">sourcePaths</text:span> (string matrix): <text:span text:style-name="T56">defines </text:span>the <text:span text:style-name="T63">source </text:span>director<text:span text:style-name="T63">y paths</text:span> <text:span text:style-name="T63">of each package.</text:span><text:span text:style-name="T56"> </text:span><text:span text:style-name="T57">Al</text:span><text:span text:style-name="T56">l </text:span><text:span text:style-name="T63">the classes </text:span><text:span text:style-name="T64">recursively </text:span><text:span text:style-name="T63">found in each of the directory </text:span><text:span text:style-name="T64">paths</text:span><text:span text:style-name="T56"> will be compiled before </text:span><text:span text:style-name="T57">being archived in the JAR. </text:span></text:p>
        <text:p text:style-name="P31"><text:span text:style-name="T51">- </text:span><text:span text:style-name="T19">class</text:span><text:span text:style-name="T18">Paths</text:span><text:span text:style-name="T51"> (row/column string matrix): </text:span><text:span text:style-name="T56">defines</text:span><text:span text:style-name="T51"> the paths to dependencies needed to build. </text:span><text:span text:style-name="T52">T</text:span><text:span text:style-name="T51">heses paths are added to the Java </text:span><text:span text:style-name="T18">classpath</text:span><text:span text:style-name="T23"> </text:span><text:span text:style-name="T24">before building</text:span><text:span text:style-name="T51">. </text:span><text:span text:style-name="T52">So i</text:span><text:span text:style-name="T51">t can be paths to thirdparty JAR packages or paths to directories containg Java compiled classes.</text:span></text:p>
        <text:p text:style-name="P42"><text:span text:style-name="T14">- </text:span><text:span text:style-name="T15">manifestFilePath</text:span><text:span text:style-name="T14"> (string, optional): is the file path of the manifest data to include in JAR.</text:span></text:p>
        <text:p text:style-name="P10"><text:soft-page-break/><text:line-break/>Example Usage</text:p>
        <text:p text:style-name="P43"/>
        <text:p text:style-name="P35">- A common case is to create a Java toolbox.</text:p>
        <text:p text:style-name="P35"><text:line-break/>Let's say we have a toolbox (located in <text:span text:style-name="T16">toolboxdir</text:span>), and in the <text:span text:style-name="T16">src/java</text:span> directory of that toolbox, a package <text:span text:style-name="T16">mypackage</text:span> to build (official package name is <text:span text:style-name="T16">org.company.software.mypackage</text:span>):</text:p>
        <text:p text:style-name="P39"/>
        <text:p text:style-name="P36"><text:span text:style-name="T35">M</text:span><text:span text:style-name="T34">yPackage</text:span></text:p>
        <text:p text:style-name="P36"><text:span text:style-name="T34"><text:s text:c="4"/></text:span><text:span text:style-name="T44">└</text:span><text:span text:style-name="T34"> org </text:span></text:p>
        <text:p text:style-name="P36"><text:span text:style-name="T34"><text:tab/> <text:s text:c="3"/></text:span><text:span text:style-name="T44">└</text:span><text:span text:style-name="T31"><text:tab/></text:span><text:span text:style-name="T34">company</text:span></text:p>
        <text:p text:style-name="P36"><text:span text:style-name="T34"><text:tab/><text:tab/> <text:s text:c="3"/></text:span><text:span text:style-name="T44">└</text:span><text:span text:style-name="T31"> </text:span><text:span text:style-name="T34">software</text:span></text:p>
        <text:p text:style-name="P36"><text:span text:style-name="T34"><text:tab/><text:tab/><text:tab/> <text:s text:c="3"/></text:span><text:span text:style-name="T44">└</text:span><text:span text:style-name="T31"> </text:span><text:span text:style-name="T34">mypackage<text:tab/></text:span></text:p>
        <text:p text:style-name="P39"><text:tab/><text:tab/><text:tab/><text:tab/> <text:s text:c="3"/><text:span text:style-name="T44">└</text:span><text:span text:style-name="T31"> </text:span>META-INF</text:p>
        <text:p text:style-name="P39"><text:s text:c="10"/><text:tab/><text:tab/><text:tab/><text:span text:style-name="T31"><text:tab/><text:tab/></text:span>MANIFEST.MF</text:p>
        <text:p text:style-name="P39"><text:tab/><text:tab/><text:tab/><text:tab/><text:tab/>MyClass1.java</text:p>
        <text:p text:style-name="P39"><text:tab/><text:tab/><text:tab/><text:tab/><text:tab/>MyClass2.java</text:p>
        <text:p text:style-name="P39"><text:tab/><text:tab/><text:tab/><text:tab/> <text:s text:c="3"/><text:span text:style-name="T44">└</text:span><text:span text:style-name="T31"> </text:span>Folder</text:p>
        <text:p text:style-name="P39"><text:tab/><text:tab/><text:tab/><text:tab/><text:tab/><text:tab/>MyClass3.java</text:p>
        <text:p text:style-name="P39"/>
        <text:p text:style-name="P34"><text:span text:style-name="T50">The manifest is already defined in the standard file </text:span><text:span text:style-name="T17">MANIFEST.INF</text:span><text:span text:style-name="T50"> in </text:span><text:span text:style-name="T17">META-INF</text:span><text:span text:style-name="T50"> folder. <text:s/><text:line-break/>To build, this package depends on the package </text:span><text:span text:style-name="T17">thirdparty.jar</text:span><text:span text:style-name="T50"> (in the </text:span><text:span text:style-name="T17">jar</text:span><text:span text:style-name="T50"> directory). </text:span></text:p>
        <text:p text:style-name="P11">The command:</text:p>
        <text:p text:style-name="P38">--&gt;ilib_build_jar(<text:span text:style-name="T50">toolbox_dir</text:span><text:span text:style-name="T43"> + </text:span><text:span text:style-name="T50">"jar</text:span><text:span text:style-name="T42">/org.company.software.mypackage.jar</text:span>"<text:span text:style-name="T40"> </text:span>, <text:span text:style-name="T50">"</text:span>org.company.software.mypackage<text:span text:style-name="T50">", </text:span>toolboxdir + "src/java/MyPackage", <text:s/><text:span text:style-name="T50">toolbox_dir</text:span><text:span text:style-name="T43"> + </text:span><text:span text:style-name="T50">"/jar/</text:span><text:span text:style-name="T43">thirdparty</text:span><text:span text:style-name="T41"> </text:span><text:span text:style-name="T50">.jar”)</text:span></text:p>
        <text:p text:style-name="P37"/>
        <text:p text:style-name="P41"><text:span text:style-name="T12">builds</text:span><text:span text:style-name="T12"> </text:span><text:span text:style-name="T12">the package </text:span><text:span text:style-name="T13">org.company.software.mypackage </text:span><text:span text:style-name="T12">in the toolbox </text:span><text:span text:style-name="T13">jar</text:span><text:span text:style-name="T12"> directory:</text:span></text:p>
        <text:p text:style-name="P33"/>
        <text:p text:style-name="P36"><text:span text:style-name="T42">org.company.software.mypackage.</text:span><text:span text:style-name="T42">jar</text:span></text:p>
        <text:p text:style-name="P36"><text:span text:style-name="T34"><text:s text:c="4"/></text:span><text:span text:style-name="T44">└</text:span><text:span text:style-name="T34"> org</text:span></text:p>
        <text:p text:style-name="P36"><text:span text:style-name="T34"><text:tab/> <text:s text:c="3"/></text:span><text:span text:style-name="T44">└</text:span><text:span text:style-name="T31"><text:tab/></text:span><text:span text:style-name="T34">company</text:span></text:p>
        <text:p text:style-name="P36"><text:span text:style-name="T34"><text:tab/><text:tab/> <text:s text:c="3"/></text:span><text:span text:style-name="T44">└</text:span><text:span text:style-name="T31"> </text:span><text:span text:style-name="T34">software</text:span></text:p>
        <text:p text:style-name="P36"><text:span text:style-name="T34"><text:tab/><text:tab/><text:tab/> <text:s text:c="3"/></text:span><text:span text:style-name="T44">└</text:span><text:span text:style-name="T31"> </text:span><text:span text:style-name="T34">mypackage<text:tab/></text:span></text:p>
        <text:p text:style-name="P39"><text:tab/><text:tab/><text:tab/><text:tab/> <text:s text:c="3"/><text:span text:style-name="T44">└</text:span><text:span text:style-name="T31"> </text:span>META-INF</text:p>
        <text:p text:style-name="P39"><text:s text:c="10"/><text:tab/><text:tab/><text:tab/><text:span text:style-name="T31"><text:tab/><text:tab/></text:span>MANIFEST.MF</text:p>
        <text:p text:style-name="P39"><text:tab/><text:tab/><text:tab/><text:tab/><text:tab/>MyClass1.class</text:p>
        <text:p text:style-name="P39"><text:tab/><text:tab/><text:tab/><text:tab/><text:tab/>MyClass2.class</text:p>
        <text:p text:style-name="P39"><text:tab/><text:tab/><text:tab/><text:tab/> <text:s text:c="3"/><text:span text:style-name="T44">└</text:span><text:span text:style-name="T31"> </text:span>Folder</text:p>
        <text:p text:style-name="P39"><text:span text:style-name="T39"><text:tab/><text:tab/><text:tab/><text:tab/><text:tab/><text:tab/></text:span><text:span text:style-name="T42">MyClass</text:span><text:span text:style-name="T42">3</text:span><text:span text:style-name="T42">.</text:span><text:span text:style-name="T42">class</text:span></text:p>
        <text:p text:style-name="P9">Changelog</text:p>
        <text:list xml:id="list37516005" text:style-name="L1">
          <text:list-item>
            <text:p text:style-name="P44">– Initial Revision</text:p>
          </text:list-item>
        </text:list>
        <text:p text:style-name="P9">Copyright</text:p>
        <text:p text:style-name="P5"><text:tab/>This document has been placed under the license CeCILL-B - © Scilab Enterprise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ourier New" svg:font-family="'Courier New'"/>
    <style:font-face style:name="DejaVu Sans Mono" svg:font-family="'DejaVu Sans Mono'"/>
    <style:font-face style:name="Liberation Serif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1" svg:font-family="'Times New Roman'"/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Times New Roman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Text_20_body" style:display-name="Text body" style:family="paragraph" style:parent-style-name="Normal" style:class="text">
      <style:paragraph-properties fo:margin-top="0cm" fo:margin-bottom="0.212cm" style:contextual-spacing="false"/>
    </style:style>
    <style:style style:name="List_20_Contents" style:display-name="List Contents" style:family="paragraph" style:parent-style-name="Normal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/>
    </style:style>
    <style:style style:name="Caption" style:family="paragraph" style:parent-style-name="Normal" style:class="extra">
      <style:paragraph-properties fo:margin-top="0.212cm" fo:margin-bottom="0.212cm" style:contextual-spacing="false"/>
      <style:text-properties fo:font-size="12pt" fo:font-style="italic"/>
    </style:style>
    <style:style style:name="Preformatted_20_Text" style:display-name="Preformatted Text" style:family="paragraph" style:parent-style-name="Normal" style:class="html">
      <style:paragraph-properties fo:margin-top="0cm" fo:margin-bottom="0cm" style:contextual-spacing="false"/>
      <style:text-properties style:font-name="DejaVu Sans Mono" fo:font-size="10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Normal" style:family="paragraph"/>
    <style:style style:name="Heading_20_1" style:display-name="Heading 1" style:family="paragraph" style:parent-style-name="Heading" style:next-style-name="Text_20_body" style:class="text">
      <style:text-properties fo:font-size="16pt" fo:font-weight="bold"/>
    </style:style>
    <style:style style:name="Source_20_Text_5f_text_5f_text_5f_text_5f_text_5f_text_5f_text_5f_text" style:display-name="Source Text_text_text_text_text_text_text_text" style:family="text">
      <style:text-properties style:font-name="Courier New"/>
    </style:style>
    <style:style style:name="Internet_20_link_5f_text_5f_text" style:display-name="Internet link_text_text" style:family="text">
      <style:text-properties fo:color="#000080" style:text-underline-style="solid" style:text-underline-width="auto" style:text-underline-color="font-color"/>
    </style:style>
    <style:style style:name="Teletype_5f_text_5f_text" style:display-name="Teletype_text_text" style:family="text">
      <style:text-properties style:font-name="DejaVu Sans Mono"/>
    </style:style>
    <style:style style:name="Bullet_20_Symbols_5f_text_5f_text_5f_text_5f_text_5f_text_5f_text_5f_text" style:display-name="Bullet Symbols_text_text_text_text_text_text_text" style:family="text">
      <style:text-properties style:font-name="OpenSymbol"/>
    </style:style>
    <style:style style:name="Bullet_20_Symbols_5f_text_5f_text_5f_text_5f_text_5f_text_5f_text_5f_text_5f_text_5f_text_5f_text_5f_text_5f_text" style:display-name="Bullet Symbols_text_text_text_text_text_text_text_text_text_text_text_text" style:family="text">
      <style:text-properties style:font-name="StarSymbol" fo:font-size="9pt"/>
    </style:style>
    <style:style style:name="Teletype_5f_text_5f_text_5f_text_5f_text_5f_text_5f_text_5f_text_5f_text_5f_text_5f_text_5f_text_5f_text" style:display-name="Teletype_text_text_text_text_text_text_text_text_text_text_text_text" style:family="text">
      <style:text-properties style:font-name="DejaVu Sans Mono"/>
    </style:style>
    <style:style style:name="Bullet_20_Symbols_5f_text_5f_text" style:display-name="Bullet Symbols_text_text" style:family="text">
      <style:text-properties style:font-name="StarSymbol" fo:font-size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b93205-6e6b3fc-7830f6d-c08ad66-1d9bf4</meta:generator>
    <meta:initial-creator>Pierre MARECHAL</meta:initial-creator>
    <meta:creation-date>2008-07-09T13:39:08</meta:creation-date>
    <dc:date>2013-11-13T17:36:18.74</dc:date>
    <meta:editing-duration>PT12H40M19S</meta:editing-duration>
    <meta:editing-cycles>123</meta:editing-cycles>
    <meta:document-statistic meta:table-count="0" meta:image-count="0" meta:object-count="0" meta:page-count="3" meta:paragraph-count="85" meta:word-count="932" meta:character-count="6225" meta:non-whitespace-character-count="5218"/>
  </office:meta>
</office:document-meta>
</file>